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IBM" svg:font-family="IBM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 balance sheet</text:span>, also known as a Statement of Financial Position, provides a snapshot of a company's financial health at a specific point in time. It lists what a company owns (assets), what it owes (liabilities), and the owners' equity (shareholders' equity). The core principle is that Assets = Liabilities + Equity.<text:s/></text:p>
      <text:p text:style-name="Normal">How to Analyse the Balance Sheet - Capital City Training Ltd</text:p>
      <text:p text:style-name="Normal">Here's a more detailed breakdown:</text:p>
      <text:p text:style-name="Normal">Assets: These represent what the company owns and can be used to generate income. They include:</text:p>
      <text:p text:style-name="Normal">Current Assets: Assets that can be converted into cash within a year, like cash, accounts receivable (money owed by customers), and inventory.<text:s/></text:p>
      <text:p text:style-name="Normal">Fixed Assets: Long-term assets like property, plant, and equipment (PP&amp;E), which are used in the business's operations.<text:s/></text:p>
      <text:p text:style-name="Normal">Intangible Assets: Assets without physical substance, like patents, trademarks, and goodwill.<text:s/></text:p>
      <text:p text:style-name="Normal">Liabilities: These represent what the company owes to others, including:<text:s/></text:p>
      <text:p text:style-name="Normal">Current Liabilities: Debts due within a year, such as accounts payable, accrued expenses, and loan payments.</text:p>
      <text:soft-page-break/>
      <text:p text:style-name="Normal">Long-term Liabilities: Debts due after a year, such as mortgages and term loans.</text:p>
      <text:p text:style-name="Normal">Shareholders' Equity (Owners' Equity): This represents the owners' investment in the company and retained earnings. It includes:<text:s/></text:p>
      <text:p text:style-name="Normal">Share Capital: Money raised from selling shares to investors.</text:p>
      <text:p text:style-name="Normal">Retained Earnings: Accumulated profits that haven't been distributed to shareholder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IBM" svg:font-family="IBM" style:font-family-generic="roman" svg:panose-1="0 0 0 0 0 0 0 0 0 0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IBM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6pt" style:font-size-asian="16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Calibri"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="Calibri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"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="Calibri"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="Calibri"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style:font-size-complex="16pt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="Calibri"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Freiwald</meta:initial-creator>
    <dc:creator>Martin Freiwald</dc:creator>
    <meta:creation-date>2025-04-17T18:04:00Z</meta:creation-date>
    <dc:date>2025-04-17T18:04:00Z</dc:date>
    <meta:template xlink:href="Normal.dotm" xlink:type="simple"/>
    <meta:editing-cycles>2</meta:editing-cycles>
    <meta:editing-duration>PT60S</meta:editing-duration>
    <meta:document-statistic meta:page-count="2" meta:paragraph-count="2" meta:word-count="210" meta:character-count="1411" meta:row-count="10" meta:non-whitespace-character-count="1203"/>
  </office:meta>
</office:document-meta>
</file>